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0.8543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5728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ab 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371" table:default-cell-style-name="ce1"/>
        <table:table-row table:style-name="ro1">
          <table:table-cell office:value-type="string" calcext:value-type="string">
            <text:p>Nuosekliai=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<text:s/>matrix calculation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 matricos</text:p>
          </table:table-cell>
          <table:table-cell office:value-type="string" calcext:value-type="string">
            <text:p>praktinis PRS</text:p>
          </table:table-cell>
          <table:table-cell office:value-type="string" calcext:value-type="string">
            <text:p>Praktinis total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5:.B20])" office:value-type="float" office:value="0.0101608383333333" calcext:value-type="float">
            <text:p>0.0101608383333333</text:p>
          </table:table-cell>
          <table:table-cell table:formula="of:=AVERAGE([.C15:.C20])" office:value-type="float" office:value="12.0417666666667" calcext:value-type="float">
            <text:p>12.0417666666667</text:p>
          </table:table-cell>
          <table:table-cell table:formula="of:=AVERAGE([.D15:.D20])" office:value-type="float" office:value="22.4888833333333" calcext:value-type="float">
            <text:p>22.4888833333333</text:p>
          </table:table-cell>
          <table:table-cell table:formula="of:=SUM([.B3:.D3])" office:value-type="float" office:value="34.5408108383333" calcext:value-type="float">
            <text:p>34.5408108383333</text:p>
          </table:table-cell>
          <table:table-cell table:formula="of:=([.C3]+[.B3])/([.E3])" office:value-type="float" office:value="0.348918488376214" calcext:value-type="float">
            <text:p>0.348918488376214</text:p>
          </table:table-cell>
          <table:table-cell table:formula="of:=1-[.F3]" office:value-type="float" office:value="0.651081511623787" calcext:value-type="float">
            <text:p>0.651081511623787</text:p>
          </table:table-cell>
          <table:table-cell/>
          <table:table-cell table:formula="of:=1/[.F3]" office:value-type="float" office:value="2.8659988888917" calcext:value-type="float">
            <text:p>2.8659988888917</text:p>
          </table:table-cell>
          <table:table-cell table:formula="of:=1/([.F3]+([.G3]/[.A3])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4:.B29])" office:value-type="float" office:value="0.00716098" calcext:value-type="float">
            <text:p>0.00716098</text:p>
          </table:table-cell>
          <table:table-cell table:formula="of:=AVERAGE([.C24:.C29])" office:value-type="float" office:value="11.8317" calcext:value-type="float">
            <text:p>11.8317</text:p>
          </table:table-cell>
          <table:table-cell table:formula="of:=AVERAGE([.D24:.D29])" office:value-type="float" office:value="11.9522666666667" calcext:value-type="float">
            <text:p>11.9522666666667</text:p>
          </table:table-cell>
          <table:table-cell table:formula="of:=SUM([.B4:.D4])" office:value-type="float" office:value="23.7911276466667" calcext:value-type="float">
            <text:p>23.7911276466667</text:p>
          </table:table-cell>
          <table:table-cell table:formula="of:=([.C4]+[.B4])/([.E4])" office:value-type="float" office:value="0.497616639102801" calcext:value-type="float">
            <text:p>0.497616639102801</text:p>
          </table:table-cell>
          <table:table-cell table:formula="of:=1-[.F4]" office:value-type="float" office:value="0.502383360897199" calcext:value-type="float">
            <text:p>0.502383360897199</text:p>
          </table:table-cell>
          <table:table-cell table:number-columns-repeated="2"/>
          <table:table-cell table:formula="of:=1/([.F3]+([.G3]/[.A4]))" office:value-type="float" office:value="1.48266927707955" calcext:value-type="float">
            <text:p>1.48266927707955</text:p>
          </table:table-cell>
          <table:table-cell table:formula="of:=[.$C$3]/[.C4]" office:value-type="float" office:value="1.01775456330592" calcext:value-type="float">
            <text:p>1.01775456330592</text:p>
          </table:table-cell>
          <table:table-cell table:formula="of:=[.$D$3]/[.D4]" office:value-type="float" office:value="1.88155803083376" calcext:value-type="float">
            <text:p>1.88155803083376</text:p>
          </table:table-cell>
          <table:table-cell table:formula="of:=[.$E$3]/[.E4]" office:value-type="float" office:value="1.45183579993834" calcext:value-type="float">
            <text:p>1.45183579993834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3:.B38])" office:value-type="float" office:value="0.00712815833333333" calcext:value-type="float">
            <text:p>0.00712815833333333</text:p>
          </table:table-cell>
          <table:table-cell table:formula="of:=AVERAGE([.C33:.C38])" office:value-type="float" office:value="5.329325" calcext:value-type="float">
            <text:p>5.329325</text:p>
          </table:table-cell>
          <table:table-cell table:formula="of:=AVERAGE([.D33:.D38])" office:value-type="float" office:value="6.14601666666667" calcext:value-type="float">
            <text:p>6.14601666666667</text:p>
          </table:table-cell>
          <table:table-cell table:formula="of:=SUM([.B5:.D5])" office:value-type="float" office:value="11.482469825" calcext:value-type="float">
            <text:p>11.482469825</text:p>
          </table:table-cell>
          <table:table-cell table:formula="of:=([.C5]+[.B5])/([.E5])" office:value-type="float" office:value="0.464747849518806" calcext:value-type="float">
            <text:p>0.464747849518806</text:p>
          </table:table-cell>
          <table:table-cell table:formula="of:=1-[.F5]" office:value-type="float" office:value="0.535252150481194" calcext:value-type="float">
            <text:p>0.535252150481194</text:p>
          </table:table-cell>
          <table:table-cell table:number-columns-repeated="2"/>
          <table:table-cell table:formula="of:=1/([.F3]+([.G3]/[.A5]))" office:value-type="float" office:value="1.95431260262867" calcext:value-type="float">
            <text:p>1.95431260262867</text:p>
          </table:table-cell>
          <table:table-cell table:formula="of:=[.$C$3]/[.C5]" office:value-type="float" office:value="2.25952942758542" calcext:value-type="float">
            <text:p>2.25952942758542</text:p>
          </table:table-cell>
          <table:table-cell table:formula="of:=[.$D$3]/[.D5]" office:value-type="float" office:value="3.65909898281" calcext:value-type="float">
            <text:p>3.65909898281</text:p>
          </table:table-cell>
          <table:table-cell table:formula="of:=[.$E$3]/[.E5]" office:value-type="float" office:value="3.00813425724229" calcext:value-type="float">
            <text:p>3.00813425724229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42:.B47])" office:value-type="float" office:value="0.00692025833333333" calcext:value-type="float">
            <text:p>0.00692025833333333</text:p>
          </table:table-cell>
          <table:table-cell table:formula="of:=AVERAGE([.C42:.C47])" office:value-type="float" office:value="2.85179333333333" calcext:value-type="float">
            <text:p>2.85179333333333</text:p>
          </table:table-cell>
          <table:table-cell table:formula="of:=AVERAGE([.D42:.D47])" office:value-type="float" office:value="3.06298" calcext:value-type="float">
            <text:p>3.06298</text:p>
          </table:table-cell>
          <table:table-cell table:formula="of:=SUM([.B6:.D6])" office:value-type="float" office:value="5.92169359166667" calcext:value-type="float">
            <text:p>5.92169359166667</text:p>
          </table:table-cell>
          <table:table-cell table:formula="of:=([.C6]+[.B6])/([.E6])" office:value-type="float" office:value="0.482752703667344" calcext:value-type="float">
            <text:p>0.482752703667344</text:p>
          </table:table-cell>
          <table:table-cell table:formula="of:=1-[.F6]" office:value-type="float" office:value="0.517247296332656" calcext:value-type="float">
            <text:p>0.517247296332656</text:p>
          </table:table-cell>
          <table:table-cell table:number-columns-repeated="2"/>
          <table:table-cell table:formula="of:=1/([.F3]+([.G3]/[.A6]))" office:value-type="float" office:value="2.32394016757377" calcext:value-type="float">
            <text:p>2.32394016757377</text:p>
          </table:table-cell>
          <table:table-cell table:formula="of:=[.$C$3]/[.C6]" office:value-type="float" office:value="4.22252430634291" calcext:value-type="float">
            <text:p>4.22252430634291</text:p>
          </table:table-cell>
          <table:table-cell table:formula="of:=[.$D$3]/[.D6]" office:value-type="float" office:value="7.3421580726395" calcext:value-type="float">
            <text:p>7.3421580726395</text:p>
          </table:table-cell>
          <table:table-cell table:formula="of:=[.$E$3]/[.E6]" office:value-type="float" office:value="5.83292774333023" calcext:value-type="float">
            <text:p>5.83292774333023</text:p>
          </table:table-cell>
          <table:table-cell table:number-columns-repeated="1637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11961" calcext:value-type="float">
            <text:p>0.011961</text:p>
          </table:table-cell>
          <table:table-cell office:value-type="float" office:value="11.6787" calcext:value-type="float">
            <text:p>11.6787</text:p>
          </table:table-cell>
          <table:table-cell office:value-type="float" office:value="24.0645" calcext:value-type="float">
            <text:p>24.064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955415" calcext:value-type="float">
            <text:p>0.00955415</text:p>
          </table:table-cell>
          <table:table-cell office:value-type="float" office:value="13.5403" calcext:value-type="float">
            <text:p>13.5403</text:p>
          </table:table-cell>
          <table:table-cell office:value-type="float" office:value="21.4243" calcext:value-type="float">
            <text:p>21.4243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993514" calcext:value-type="float">
            <text:p>0.00993514</text:p>
          </table:table-cell>
          <table:table-cell office:value-type="float" office:value="11.0214" calcext:value-type="float">
            <text:p>11.0214</text:p>
          </table:table-cell>
          <table:table-cell office:value-type="float" office:value="22.7492" calcext:value-type="float">
            <text:p>22.74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114779" calcext:value-type="float">
            <text:p>0.0114779</text:p>
          </table:table-cell>
          <table:table-cell office:value-type="float" office:value="13.8896" calcext:value-type="float">
            <text:p>13.8896</text:p>
          </table:table-cell>
          <table:table-cell office:value-type="float" office:value="24.6277" calcext:value-type="float">
            <text:p>24.627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881481" calcext:value-type="float">
            <text:p>0.00881481</text:p>
          </table:table-cell>
          <table:table-cell office:value-type="float" office:value="11.2093" calcext:value-type="float">
            <text:p>11.2093</text:p>
          </table:table-cell>
          <table:table-cell office:value-type="float" office:value="21.0117" calcext:value-type="float">
            <text:p>21.01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22203" calcext:value-type="float">
            <text:p>0.00922203</text:p>
          </table:table-cell>
          <table:table-cell office:value-type="float" office:value="10.9113" calcext:value-type="float">
            <text:p>10.9113</text:p>
          </table:table-cell>
          <table:table-cell office:value-type="float" office:value="21.0559" calcext:value-type="float">
            <text:p>21.055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6996" calcext:value-type="float">
            <text:p>0.00716996</text:p>
          </table:table-cell>
          <table:table-cell office:value-type="float" office:value="11.7157" calcext:value-type="float">
            <text:p>11.7157</text:p>
          </table:table-cell>
          <table:table-cell office:value-type="float" office:value="11.8127" calcext:value-type="float">
            <text:p>11.8127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1393" calcext:value-type="float">
            <text:p>0.00711393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1.9899" calcext:value-type="float">
            <text:p>11.9899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22194" calcext:value-type="float">
            <text:p>0.00722194</text:p>
          </table:table-cell>
          <table:table-cell office:value-type="float" office:value="11.6629" calcext:value-type="float">
            <text:p>11.6629</text:p>
          </table:table-cell>
          <table:table-cell office:value-type="float" office:value="11.9908" calcext:value-type="float">
            <text:p>11.9908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2609" calcext:value-type="float">
            <text:p>0.00712609</text:p>
          </table:table-cell>
          <table:table-cell office:value-type="float" office:value="11.8235" calcext:value-type="float">
            <text:p>11.8235</text:p>
          </table:table-cell>
          <table:table-cell office:value-type="float" office:value="11.985" calcext:value-type="float">
            <text:p>11.98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18307" calcext:value-type="float">
            <text:p>0.00718307</text:p>
          </table:table-cell>
          <table:table-cell office:value-type="float" office:value="12.1565" calcext:value-type="float">
            <text:p>12.1565</text:p>
          </table:table-cell>
          <table:table-cell office:value-type="float" office:value="12.057" calcext:value-type="float">
            <text:p>12.05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15089" calcext:value-type="float">
            <text:p>0.00715089</text:p>
          </table:table-cell>
          <table:table-cell office:value-type="float" office:value="11.8072" calcext:value-type="float">
            <text:p>11.8072</text:p>
          </table:table-cell>
          <table:table-cell office:value-type="float" office:value="11.8782" calcext:value-type="float">
            <text:p>11.878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7902" calcext:value-type="float">
            <text:p>0.00717902</text:p>
          </table:table-cell>
          <table:table-cell office:value-type="float" office:value="5.36096" calcext:value-type="float">
            <text:p>5.36096</text:p>
          </table:table-cell>
          <table:table-cell office:value-type="float" office:value="6.12455" calcext:value-type="float">
            <text:p>6.1245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1703" calcext:value-type="float">
            <text:p>0.00711703</text:p>
          </table:table-cell>
          <table:table-cell office:value-type="float" office:value="5.30981" calcext:value-type="float">
            <text:p>5.30981</text:p>
          </table:table-cell>
          <table:table-cell office:value-type="float" office:value="6.02145" calcext:value-type="float">
            <text:p>6.0214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08413" calcext:value-type="float">
            <text:p>0.00708413</text:p>
          </table:table-cell>
          <table:table-cell office:value-type="float" office:value="5.36624" calcext:value-type="float">
            <text:p>5.36624</text:p>
          </table:table-cell>
          <table:table-cell office:value-type="float" office:value="6.29278" calcext:value-type="float">
            <text:p>6.29278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0858" calcext:value-type="float">
            <text:p>0.0070858</text:p>
          </table:table-cell>
          <table:table-cell office:value-type="float" office:value="5.40168" calcext:value-type="float">
            <text:p>5.40168</text:p>
          </table:table-cell>
          <table:table-cell office:value-type="float" office:value="6.11639" calcext:value-type="float">
            <text:p>6.116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06005" calcext:value-type="float">
            <text:p>0.00706005</text:p>
          </table:table-cell>
          <table:table-cell office:value-type="float" office:value="5.25417" calcext:value-type="float">
            <text:p>5.25417</text:p>
          </table:table-cell>
          <table:table-cell office:value-type="float" office:value="6.22545" calcext:value-type="float">
            <text:p>6.2254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24292" calcext:value-type="float">
            <text:p>0.00724292</text:p>
          </table:table-cell>
          <table:table-cell office:value-type="float" office:value="5.28309" calcext:value-type="float">
            <text:p>5.28309</text:p>
          </table:table-cell>
          <table:table-cell office:value-type="float" office:value="6.09548" calcext:value-type="float">
            <text:p>6.0954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8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03311" calcext:value-type="float">
            <text:p>0.00703311</text:p>
          </table:table-cell>
          <table:table-cell office:value-type="float" office:value="3.02561" calcext:value-type="float">
            <text:p>3.02561</text:p>
          </table:table-cell>
          <table:table-cell office:value-type="float" office:value="3.2726" calcext:value-type="float">
            <text:p>3.2726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671" calcext:value-type="float">
            <text:p>0.0071671</text:p>
          </table:table-cell>
          <table:table-cell office:value-type="float" office:value="2.86569" calcext:value-type="float">
            <text:p>2.86569</text:p>
          </table:table-cell>
          <table:table-cell office:value-type="float" office:value="2.98939" calcext:value-type="float">
            <text:p>2.98939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668812" calcext:value-type="float">
            <text:p>0.00668812</text:p>
          </table:table-cell>
          <table:table-cell office:value-type="float" office:value="2.79211" calcext:value-type="float">
            <text:p>2.79211</text:p>
          </table:table-cell>
          <table:table-cell office:value-type="float" office:value="3.04777" calcext:value-type="float">
            <text:p>3.04777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08318" calcext:value-type="float">
            <text:p>0.00708318</text:p>
          </table:table-cell>
          <table:table-cell office:value-type="float" office:value="2.84088" calcext:value-type="float">
            <text:p>2.84088</text:p>
          </table:table-cell>
          <table:table-cell office:value-type="float" office:value="3.01226" calcext:value-type="float">
            <text:p>3.0122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615501" calcext:value-type="float">
            <text:p>0.00615501</text:p>
          </table:table-cell>
          <table:table-cell office:value-type="float" office:value="2.74806" calcext:value-type="float">
            <text:p>2.74806</text:p>
          </table:table-cell>
          <table:table-cell office:value-type="float" office:value="3.04707" calcext:value-type="float">
            <text:p>3.0470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39503" calcext:value-type="float">
            <text:p>0.00739503</text:p>
          </table:table-cell>
          <table:table-cell office:value-type="float" office:value="2.83841" calcext:value-type="float">
            <text:p>2.83841</text:p>
          </table:table-cell>
          <table:table-cell office:value-type="float" office:value="3.00879" calcext:value-type="float">
            <text:p>3.00879</text:p>
          </table:table-cell>
          <table:table-cell table:number-columns-repeated="16380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b 3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371" table:default-cell-style-name="Default"/>
        <table:table-row table:style-name="ro1">
          <table:table-cell office:value-type="string" calcext:value-type="string">
            <text:p>Nuosekliai=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<text:s/>matrix calculation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 matricos</text:p>
          </table:table-cell>
          <table:table-cell office:value-type="string" calcext:value-type="string">
            <text:p>praktinis PRS</text:p>
          </table:table-cell>
          <table:table-cell office:value-type="string" calcext:value-type="string">
            <text:p>Praktinis total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5:.B20])" office:value-type="float" office:value="0.00973050333333333" calcext:value-type="float">
            <text:p>0.00973050333333333</text:p>
          </table:table-cell>
          <table:table-cell table:formula="of:=AVERAGE([.C15:.C20])" office:value-type="float" office:value="10.8732833333333" calcext:value-type="float">
            <text:p>10.8732833333333</text:p>
          </table:table-cell>
          <table:table-cell table:formula="of:=AVERAGE([.D15:.D20])" office:value-type="float" office:value="20.5912" calcext:value-type="float">
            <text:p>20.5912</text:p>
          </table:table-cell>
          <table:table-cell table:formula="of:=SUM([.B3:.D3])" office:value-type="float" office:value="31.4742138366667" calcext:value-type="float">
            <text:p>31.4742138366667</text:p>
          </table:table-cell>
          <table:table-cell table:formula="of:=([.C3]+[.B3])/([.E3])" office:value-type="float" office:value="0.345775557513314" calcext:value-type="float">
            <text:p>0.345775557513314</text:p>
          </table:table-cell>
          <table:table-cell table:formula="of:=1-[.F3]" office:value-type="float" office:value="0.654224442486686" calcext:value-type="float">
            <text:p>0.654224442486686</text:p>
          </table:table-cell>
          <table:table-cell/>
          <table:table-cell table:formula="of:=1/[.F3]" office:value-type="float" office:value="2.89204941839041" calcext:value-type="float">
            <text:p>2.89204941839041</text:p>
          </table:table-cell>
          <table:table-cell table:formula="of:=1/([.F3]+([.G3]/[.A3])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4:.B29])" office:value-type="float" office:value="0.005306325" calcext:value-type="float">
            <text:p>0.005306325</text:p>
          </table:table-cell>
          <table:table-cell table:formula="of:=AVERAGE([.C24:.C29])" office:value-type="float" office:value="11.9040166666667" calcext:value-type="float">
            <text:p>11.9040166666667</text:p>
          </table:table-cell>
          <table:table-cell table:formula="of:=AVERAGE([.D24:.D29])" office:value-type="float" office:value="10.5246833333333" calcext:value-type="float">
            <text:p>10.5246833333333</text:p>
          </table:table-cell>
          <table:table-cell table:formula="of:=SUM([.B4:.D4])" office:value-type="float" office:value="22.434006325" calcext:value-type="float">
            <text:p>22.434006325</text:p>
          </table:table-cell>
          <table:table-cell table:formula="of:=([.C4]+[.B4])/([.E4])" office:value-type="float" office:value="0.53086028501272" calcext:value-type="float">
            <text:p>0.53086028501272</text:p>
          </table:table-cell>
          <table:table-cell table:formula="of:=1-[.F4]" office:value-type="float" office:value="0.46913971498728" calcext:value-type="float">
            <text:p>0.46913971498728</text:p>
          </table:table-cell>
          <table:table-cell table:number-columns-repeated="2"/>
          <table:table-cell table:formula="of:=1/([.F3]+([.G3]/[.A4]))" office:value-type="float" office:value="1.48613191020912" calcext:value-type="float">
            <text:p>1.48613191020912</text:p>
          </table:table-cell>
          <table:table-cell table:formula="of:=[.$C$3]/[.C4]" office:value-type="float" office:value="0.913412979652526" calcext:value-type="float">
            <text:p>0.913412979652526</text:p>
          </table:table-cell>
          <table:table-cell table:formula="of:=[.$D$3]/[.D4]" office:value-type="float" office:value="1.95646741548835" calcext:value-type="float">
            <text:p>1.95646741548835</text:p>
          </table:table-cell>
          <table:table-cell table:formula="of:=[.$E$3]/[.E4]" office:value-type="float" office:value="1.40296892943248" calcext:value-type="float">
            <text:p>1.40296892943248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3:.B38])" office:value-type="float" office:value="0.005300125" calcext:value-type="float">
            <text:p>0.005300125</text:p>
          </table:table-cell>
          <table:table-cell table:formula="of:=AVERAGE([.C33:.C38])" office:value-type="float" office:value="5.258085" calcext:value-type="float">
            <text:p>5.258085</text:p>
          </table:table-cell>
          <table:table-cell table:formula="of:=AVERAGE([.D33:.D38])" office:value-type="float" office:value="5.51157833333333" calcext:value-type="float">
            <text:p>5.51157833333333</text:p>
          </table:table-cell>
          <table:table-cell table:formula="of:=SUM([.B5:.D5])" office:value-type="float" office:value="10.7749634583333" calcext:value-type="float">
            <text:p>10.7749634583333</text:p>
          </table:table-cell>
          <table:table-cell table:formula="of:=([.C5]+[.B5])/([.E5])" office:value-type="float" office:value="0.48848287470797" calcext:value-type="float">
            <text:p>0.48848287470797</text:p>
          </table:table-cell>
          <table:table-cell table:formula="of:=1-[.F5]" office:value-type="float" office:value="0.51151712529203" calcext:value-type="float">
            <text:p>0.51151712529203</text:p>
          </table:table-cell>
          <table:table-cell table:number-columns-repeated="2"/>
          <table:table-cell table:formula="of:=1/([.F3]+([.G3]/[.A5]))" office:value-type="float" office:value="1.96335720427848" calcext:value-type="float">
            <text:p>1.96335720427848</text:p>
          </table:table-cell>
          <table:table-cell table:formula="of:=[.$C$3]/[.C5]" office:value-type="float" office:value="2.06791699512909" calcext:value-type="float">
            <text:p>2.06791699512909</text:p>
          </table:table-cell>
          <table:table-cell table:formula="of:=[.$D$3]/[.D5]" office:value-type="float" office:value="3.73598972103272" calcext:value-type="float">
            <text:p>3.73598972103272</text:p>
          </table:table-cell>
          <table:table-cell table:formula="of:=[.$E$3]/[.E5]" office:value-type="float" office:value="2.92105063357079" calcext:value-type="float">
            <text:p>2.92105063357079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42:.B47])" office:value-type="float" office:value="0.00557299166666667" calcext:value-type="float">
            <text:p>0.00557299166666667</text:p>
          </table:table-cell>
          <table:table-cell table:formula="of:=AVERAGE([.C42:.C47])" office:value-type="float" office:value="3.65848833333333" calcext:value-type="float">
            <text:p>3.65848833333333</text:p>
          </table:table-cell>
          <table:table-cell table:formula="of:=AVERAGE([.D42:.D47])" office:value-type="float" office:value="3.18901833333333" calcext:value-type="float">
            <text:p>3.18901833333333</text:p>
          </table:table-cell>
          <table:table-cell table:formula="of:=SUM([.B6:.D6])" office:value-type="float" office:value="6.85307965833333" calcext:value-type="float">
            <text:p>6.85307965833333</text:p>
          </table:table-cell>
          <table:table-cell table:formula="of:=([.C6]+[.B6])/([.E6])" office:value-type="float" office:value="0.534659088712694" calcext:value-type="float">
            <text:p>0.534659088712694</text:p>
          </table:table-cell>
          <table:table-cell table:formula="of:=1-[.F6]" office:value-type="float" office:value="0.465340911287306" calcext:value-type="float">
            <text:p>0.465340911287306</text:p>
          </table:table-cell>
          <table:table-cell table:number-columns-repeated="2"/>
          <table:table-cell table:formula="of:=1/([.F3]+([.G3]/[.A6]))" office:value-type="float" office:value="2.33888796634095" calcext:value-type="float">
            <text:p>2.33888796634095</text:p>
          </table:table-cell>
          <table:table-cell table:formula="of:=[.$C$3]/[.C6]" office:value-type="float" office:value="2.97206997607846" calcext:value-type="float">
            <text:p>2.97206997607846</text:p>
          </table:table-cell>
          <table:table-cell table:formula="of:=[.$D$3]/[.D6]" office:value-type="float" office:value="6.45690863071238" calcext:value-type="float">
            <text:p>6.45690863071238</text:p>
          </table:table-cell>
          <table:table-cell table:formula="of:=[.$E$3]/[.E6]" office:value-type="float" office:value="4.59271092791021" calcext:value-type="float">
            <text:p>4.59271092791021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51:.B56])" office:value-type="float" office:value="0.00544369633333333" calcext:value-type="float">
            <text:p>0.00544369633333333</text:p>
          </table:table-cell>
          <table:table-cell table:formula="of:=AVERAGE([.C51:.C56])" office:value-type="float" office:value="2.365965" calcext:value-type="float">
            <text:p>2.365965</text:p>
          </table:table-cell>
          <table:table-cell table:formula="of:=AVERAGE([.D51:.D56])" office:value-type="float" office:value="1.801405" calcext:value-type="float">
            <text:p>1.801405</text:p>
          </table:table-cell>
          <table:table-cell table:formula="of:=SUM([.B7:.D7])" office:value-type="float" office:value="4.17281369633333" calcext:value-type="float">
            <text:p>4.17281369633333</text:p>
          </table:table-cell>
          <table:table-cell table:formula="of:=([.C7]+[.B7])/([.E7])" office:value-type="float" office:value="0.568299681918965" calcext:value-type="float">
            <text:p>0.568299681918965</text:p>
          </table:table-cell>
          <table:table-cell table:formula="of:=1-[.F7]" office:value-type="float" office:value="0.431700318081035" calcext:value-type="float">
            <text:p>0.431700318081035</text:p>
          </table:table-cell>
          <table:table-cell table:number-columns-repeated="2"/>
          <table:table-cell table:formula="of:=1/([.F4]+([.G4]/[.A7]))" office:value-type="float" office:value="1.78513565566998" calcext:value-type="float">
            <text:p>1.78513565566998</text:p>
          </table:table-cell>
          <table:table-cell table:formula="of:=[.$C$3]/[.C7]" office:value-type="float" office:value="4.59570760063371" calcext:value-type="float">
            <text:p>4.59570760063371</text:p>
          </table:table-cell>
          <table:table-cell table:formula="of:=[.$D$3]/[.D7]" office:value-type="float" office:value="11.430633311221" calcext:value-type="float">
            <text:p>11.430633311221</text:p>
          </table:table-cell>
          <table:table-cell table:formula="of:=[.$E$3]/[.E7]" office:value-type="float" office:value="7.54268369669204" calcext:value-type="float">
            <text:p>7.54268369669204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60:.B65])" office:value-type="float" office:value="0.00608666666666667" calcext:value-type="float">
            <text:p>0.00608666666666667</text:p>
          </table:table-cell>
          <table:table-cell table:formula="of:=AVERAGE([.C60:.C65])" office:value-type="float" office:value="2.22818833333333" calcext:value-type="float">
            <text:p>2.22818833333333</text:p>
          </table:table-cell>
          <table:table-cell table:formula="of:=AVERAGE([.D60:.D65])" office:value-type="float" office:value="1.26139333333333" calcext:value-type="float">
            <text:p>1.26139333333333</text:p>
          </table:table-cell>
          <table:table-cell table:formula="of:=SUM([.B8:.D8])" office:value-type="float" office:value="3.49566833333333" calcext:value-type="float">
            <text:p>3.49566833333333</text:p>
          </table:table-cell>
          <table:table-cell table:formula="of:=([.C8]+[.B8])/([.E8])" office:value-type="float" office:value="0.639155316508383" calcext:value-type="float">
            <text:p>0.639155316508383</text:p>
          </table:table-cell>
          <table:table-cell table:formula="of:=1-[.F8]" office:value-type="float" office:value="0.360844683491617" calcext:value-type="float">
            <text:p>0.360844683491617</text:p>
          </table:table-cell>
          <table:table-cell table:number-columns-repeated="2"/>
          <table:table-cell table:formula="of:=1/([.F5]+([.G5]/[.A8]))" office:value-type="float" office:value="1.98228713504682" calcext:value-type="float">
            <text:p>1.98228713504682</text:p>
          </table:table-cell>
          <table:table-cell table:formula="of:=[.$C$3]/[.C8]" office:value-type="float" office:value="4.87987625223182" calcext:value-type="float">
            <text:p>4.87987625223182</text:p>
          </table:table-cell>
          <table:table-cell table:formula="of:=[.$D$3]/[.D8]" office:value-type="float" office:value="16.324170626133" calcext:value-type="float">
            <text:p>16.324170626133</text:p>
          </table:table-cell>
          <table:table-cell table:formula="of:=[.$E$3]/[.E8]" office:value-type="float" office:value="9.0037757691543" calcext:value-type="float">
            <text:p>9.0037757691543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69:.B74])" office:value-type="float" office:value="0.009092015" calcext:value-type="float">
            <text:p>0.009092015</text:p>
          </table:table-cell>
          <table:table-cell table:formula="of:=AVERAGE([.C69:.C74])" office:value-type="float" office:value="2.32743" calcext:value-type="float">
            <text:p>2.32743</text:p>
          </table:table-cell>
          <table:table-cell table:formula="of:=AVERAGE([.D69:.D74])" office:value-type="float" office:value="1.06575333333333" calcext:value-type="float">
            <text:p>1.06575333333333</text:p>
          </table:table-cell>
          <table:table-cell table:formula="of:=SUM([.B9:.D9])" office:value-type="float" office:value="3.40227534833333" calcext:value-type="float">
            <text:p>3.40227534833333</text:p>
          </table:table-cell>
          <table:table-cell table:formula="of:=([.C9]+[.B9])/([.E9])" office:value-type="float" office:value="0.686752768597811" calcext:value-type="float">
            <text:p>0.686752768597811</text:p>
          </table:table-cell>
          <table:table-cell table:formula="of:=1-[.F9]" office:value-type="float" office:value="0.313247231402189" calcext:value-type="float">
            <text:p>0.313247231402189</text:p>
          </table:table-cell>
          <table:table-cell table:number-columns-repeated="2"/>
          <table:table-cell table:formula="of:=1/([.F6]+([.G6]/[.A9]))" office:value-type="float" office:value="1.84525662974276" calcext:value-type="float">
            <text:p>1.84525662974276</text:p>
          </table:table-cell>
          <table:table-cell table:formula="of:=[.$C$3]/[.C9]" office:value-type="float" office:value="4.67179822092752" calcext:value-type="float">
            <text:p>4.67179822092752</text:p>
          </table:table-cell>
          <table:table-cell table:formula="of:=[.$D$3]/[.D9]" office:value-type="float" office:value="19.3207934293739" calcext:value-type="float">
            <text:p>19.3207934293739</text:p>
          </table:table-cell>
          <table:table-cell table:formula="of:=[.$E$3]/[.E9]" office:value-type="float" office:value="9.25093080784449" calcext:value-type="float">
            <text:p>9.2509308078444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11626" calcext:value-type="float">
            <text:p>0.011626</text:p>
          </table:table-cell>
          <table:table-cell office:value-type="float" office:value="10.8631" calcext:value-type="float">
            <text:p>10.8631</text:p>
          </table:table-cell>
          <table:table-cell office:value-type="float" office:value="20.5457" calcext:value-type="float">
            <text:p>20.5457</text:p>
          </table:table-cell>
          <table:table-cell table:style-name="Default"/>
          <table:table-cell table:number-columns-repeated="2"/>
          <table:table-cell office:value-type="string" calcext:value-type="string">
            <text:p>parametrai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101762" calcext:value-type="float">
            <text:p>0.0101762</text:p>
          </table:table-cell>
          <table:table-cell office:value-type="float" office:value="10.8858" calcext:value-type="float">
            <text:p>10.8858</text:p>
          </table:table-cell>
          <table:table-cell office:value-type="float" office:value="20.5715" calcext:value-type="float">
            <text:p>20.5715</text:p>
          </table:table-cell>
          <table:table-cell table:style-name="Default"/>
          <table:table-cell table:number-columns-repeated="2"/>
          <table:table-cell office:value-type="float" office:value="13000" calcext:value-type="float">
            <text:p>1300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0478792" calcext:value-type="float">
            <text:p>0.00478792</text:p>
          </table:table-cell>
          <table:table-cell office:value-type="float" office:value="10.8802" calcext:value-type="float">
            <text:p>10.8802</text:p>
          </table:table-cell>
          <table:table-cell office:value-type="float" office:value="20.5979" calcext:value-type="float">
            <text:p>20.5979</text:p>
          </table:table-cell>
          <table:table-cell table:style-name="Default"/>
          <table:table-cell table:number-columns-repeated="2"/>
          <table:table-cell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0888801" calcext:value-type="float">
            <text:p>0.00888801</text:p>
          </table:table-cell>
          <table:table-cell office:value-type="float" office:value="10.8696" calcext:value-type="float">
            <text:p>10.8696</text:p>
          </table:table-cell>
          <table:table-cell office:value-type="float" office:value="20.5938" calcext:value-type="float">
            <text:p>20.593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17792" calcext:value-type="float">
            <text:p>0.017792</text:p>
          </table:table-cell>
          <table:table-cell office:value-type="float" office:value="10.8647" calcext:value-type="float">
            <text:p>10.8647</text:p>
          </table:table-cell>
          <table:table-cell office:value-type="float" office:value="20.6132" calcext:value-type="float">
            <text:p>20.61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11289" calcext:value-type="float">
            <text:p>0.00511289</text:p>
          </table:table-cell>
          <table:table-cell office:value-type="float" office:value="10.8763" calcext:value-type="float">
            <text:p>10.8763</text:p>
          </table:table-cell>
          <table:table-cell office:value-type="float" office:value="20.6251" calcext:value-type="float">
            <text:p>20.625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527692" calcext:value-type="float">
            <text:p>0.00527692</text:p>
          </table:table-cell>
          <table:table-cell office:value-type="float" office:value="11.8959" calcext:value-type="float">
            <text:p>11.8959</text:p>
          </table:table-cell>
          <table:table-cell office:value-type="float" office:value="10.5091" calcext:value-type="float">
            <text:p>10.5091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502992" calcext:value-type="float">
            <text:p>0.00502992</text:p>
          </table:table-cell>
          <table:table-cell office:value-type="float" office:value="11.9172" calcext:value-type="float">
            <text:p>11.9172</text:p>
          </table:table-cell>
          <table:table-cell office:value-type="float" office:value="10.5058" calcext:value-type="float">
            <text:p>10.5058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531816" calcext:value-type="float">
            <text:p>0.00531816</text:p>
          </table:table-cell>
          <table:table-cell office:value-type="float" office:value="11.9057" calcext:value-type="float">
            <text:p>11.9057</text:p>
          </table:table-cell>
          <table:table-cell office:value-type="float" office:value="10.5282" calcext:value-type="float">
            <text:p>10.528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office:value-type="float" office:value="0.00530601" calcext:value-type="float">
            <text:p>0.00530601</text:p>
          </table:table-cell>
          <table:table-cell office:value-type="float" office:value="11.8968" calcext:value-type="float">
            <text:p>11.8968</text:p>
          </table:table-cell>
          <table:table-cell office:value-type="float" office:value="10.5151" calcext:value-type="float">
            <text:p>10.515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62406" calcext:value-type="float">
            <text:p>0.00562406</text:p>
          </table:table-cell>
          <table:table-cell office:value-type="float" office:value="11.9015" calcext:value-type="float">
            <text:p>11.9015</text:p>
          </table:table-cell>
          <table:table-cell office:value-type="float" office:value="10.559" calcext:value-type="float">
            <text:p>10.559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float" office:value="0.00528288" calcext:value-type="float">
            <text:p>0.00528288</text:p>
          </table:table-cell>
          <table:table-cell office:value-type="float" office:value="11.907" calcext:value-type="float">
            <text:p>11.907</text:p>
          </table:table-cell>
          <table:table-cell office:value-type="float" office:value="10.5309" calcext:value-type="float">
            <text:p>10.5309</text:p>
          </table:table-cell>
          <table:table-cell table:number-columns-repeated="16380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522995" calcext:value-type="float">
            <text:p>0.00522995</text:p>
          </table:table-cell>
          <table:table-cell office:value-type="float" office:value="5.25411" calcext:value-type="float">
            <text:p>5.25411</text:p>
          </table:table-cell>
          <table:table-cell office:value-type="float" office:value="5.48543" calcext:value-type="float">
            <text:p>5.48543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529099" calcext:value-type="float">
            <text:p>0.00529099</text:p>
          </table:table-cell>
          <table:table-cell office:value-type="float" office:value="5.17899" calcext:value-type="float">
            <text:p>5.17899</text:p>
          </table:table-cell>
          <table:table-cell office:value-type="float" office:value="5.50396" calcext:value-type="float">
            <text:p>5.50396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office:value-type="float" office:value="0.00522399" calcext:value-type="float">
            <text:p>0.00522399</text:p>
          </table:table-cell>
          <table:table-cell office:value-type="float" office:value="5.28615" calcext:value-type="float">
            <text:p>5.28615</text:p>
          </table:table-cell>
          <table:table-cell office:value-type="float" office:value="5.49774" calcext:value-type="float">
            <text:p>5.4977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office:value-type="float" office:value="0.00525999" calcext:value-type="float">
            <text:p>0.00525999</text:p>
          </table:table-cell>
          <table:table-cell office:value-type="float" office:value="5.22246" calcext:value-type="float">
            <text:p>5.22246</text:p>
          </table:table-cell>
          <table:table-cell office:value-type="float" office:value="5.58399" calcext:value-type="float">
            <text:p>5.58399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float" office:value="0.0052669" calcext:value-type="float">
            <text:p>0.0052669</text:p>
          </table:table-cell>
          <table:table-cell office:value-type="float" office:value="5.27729" calcext:value-type="float">
            <text:p>5.27729</text:p>
          </table:table-cell>
          <table:table-cell office:value-type="float" office:value="5.49632" calcext:value-type="float">
            <text:p>5.496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52893" calcext:value-type="float">
            <text:p>0.00552893</text:p>
          </table:table-cell>
          <table:table-cell office:value-type="float" office:value="5.32951" calcext:value-type="float">
            <text:p>5.32951</text:p>
          </table:table-cell>
          <table:table-cell office:value-type="float" office:value="5.50203" calcext:value-type="float">
            <text:p>5.5020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8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office:value-type="float" office:value="0.00557899" calcext:value-type="float">
            <text:p>0.00557899</text:p>
          </table:table-cell>
          <table:table-cell office:value-type="float" office:value="3.73237" calcext:value-type="float">
            <text:p>3.73237</text:p>
          </table:table-cell>
          <table:table-cell office:value-type="float" office:value="3.17371" calcext:value-type="float">
            <text:p>3.1737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office:value-type="float" office:value="0.00563192" calcext:value-type="float">
            <text:p>0.00563192</text:p>
          </table:table-cell>
          <table:table-cell office:value-type="float" office:value="3.64167" calcext:value-type="float">
            <text:p>3.64167</text:p>
          </table:table-cell>
          <table:table-cell office:value-type="float" office:value="3.23173" calcext:value-type="float">
            <text:p>3.23173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560713" calcext:value-type="float">
            <text:p>0.00560713</text:p>
          </table:table-cell>
          <table:table-cell office:value-type="float" office:value="3.70075" calcext:value-type="float">
            <text:p>3.70075</text:p>
          </table:table-cell>
          <table:table-cell office:value-type="float" office:value="3.20097" calcext:value-type="float">
            <text:p>3.20097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564098" calcext:value-type="float">
            <text:p>0.00564098</text:p>
          </table:table-cell>
          <table:table-cell office:value-type="float" office:value="3.64554" calcext:value-type="float">
            <text:p>3.64554</text:p>
          </table:table-cell>
          <table:table-cell office:value-type="float" office:value="3.17003" calcext:value-type="float">
            <text:p>3.170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36513" calcext:value-type="float">
            <text:p>0.00536513</text:p>
          </table:table-cell>
          <table:table-cell office:value-type="float" office:value="3.63499" calcext:value-type="float">
            <text:p>3.63499</text:p>
          </table:table-cell>
          <table:table-cell office:value-type="float" office:value="3.18155" calcext:value-type="float">
            <text:p>3.181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6138" calcext:value-type="float">
            <text:p>0.0056138</text:p>
          </table:table-cell>
          <table:table-cell office:value-type="float" office:value="3.59561" calcext:value-type="float">
            <text:p>3.59561</text:p>
          </table:table-cell>
          <table:table-cell office:value-type="float" office:value="3.17612" calcext:value-type="float">
            <text:p>3.1761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1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33295" calcext:value-type="float">
            <text:p>0.00533295</text:p>
          </table:table-cell>
          <table:table-cell office:value-type="float" office:value="2.38188" calcext:value-type="float">
            <text:p>2.38188</text:p>
          </table:table-cell>
          <table:table-cell office:value-type="float" office:value="1.78453" calcext:value-type="float">
            <text:p>1.7845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601188" calcext:value-type="float">
            <text:p>0.005601188</text:p>
          </table:table-cell>
          <table:table-cell office:value-type="float" office:value="2.39995" calcext:value-type="float">
            <text:p>2.39995</text:p>
          </table:table-cell>
          <table:table-cell office:value-type="float" office:value="1.79553" calcext:value-type="float">
            <text:p>1.7955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373" calcext:value-type="float">
            <text:p>0.005373</text:p>
          </table:table-cell>
          <table:table-cell office:value-type="float" office:value="2.33433" calcext:value-type="float">
            <text:p>2.33433</text:p>
          </table:table-cell>
          <table:table-cell office:value-type="float" office:value="1.78444" calcext:value-type="float">
            <text:p>1.7844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37801" calcext:value-type="float">
            <text:p>0.00537801</text:p>
          </table:table-cell>
          <table:table-cell office:value-type="float" office:value="2.35252" calcext:value-type="float">
            <text:p>2.35252</text:p>
          </table:table-cell>
          <table:table-cell office:value-type="float" office:value="1.79456" calcext:value-type="float">
            <text:p>1.7945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57613" calcext:value-type="float">
            <text:p>0.00557613</text:p>
          </table:table-cell>
          <table:table-cell office:value-type="float" office:value="2.3305" calcext:value-type="float">
            <text:p>2.3305</text:p>
          </table:table-cell>
          <table:table-cell office:value-type="float" office:value="1.79856" calcext:value-type="float">
            <text:p>1.7985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4009" calcext:value-type="float">
            <text:p>0.0054009</text:p>
          </table:table-cell>
          <table:table-cell office:value-type="float" office:value="2.39661" calcext:value-type="float">
            <text:p>2.39661</text:p>
          </table:table-cell>
          <table:table-cell office:value-type="float" office:value="1.85081" calcext:value-type="float">
            <text:p>1.8508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3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616693" calcext:value-type="float">
            <text:p>0.00616693</text:p>
          </table:table-cell>
          <table:table-cell office:value-type="float" office:value="2.13797" calcext:value-type="float">
            <text:p>2.13797</text:p>
          </table:table-cell>
          <table:table-cell office:value-type="float" office:value="1.25881" calcext:value-type="float">
            <text:p>1.258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596404" calcext:value-type="float">
            <text:p>0.00596404</text:p>
          </table:table-cell>
          <table:table-cell office:value-type="float" office:value="2.30256" calcext:value-type="float">
            <text:p>2.30256</text:p>
          </table:table-cell>
          <table:table-cell office:value-type="float" office:value="1.27971" calcext:value-type="float">
            <text:p>1.2797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612307" calcext:value-type="float">
            <text:p>0.00612307</text:p>
          </table:table-cell>
          <table:table-cell office:value-type="float" office:value="2.29945" calcext:value-type="float">
            <text:p>2.29945</text:p>
          </table:table-cell>
          <table:table-cell office:value-type="float" office:value="1.27524" calcext:value-type="float">
            <text:p>1.2752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609684" calcext:value-type="float">
            <text:p>0.00609684</text:p>
          </table:table-cell>
          <table:table-cell office:value-type="float" office:value="2.16272" calcext:value-type="float">
            <text:p>2.16272</text:p>
          </table:table-cell>
          <table:table-cell office:value-type="float" office:value="1.26528" calcext:value-type="float">
            <text:p>1.2652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60091" calcext:value-type="float">
            <text:p>0.0060091</text:p>
          </table:table-cell>
          <table:table-cell office:value-type="float" office:value="2.26492" calcext:value-type="float">
            <text:p>2.26492</text:p>
          </table:table-cell>
          <table:table-cell office:value-type="float" office:value="1.22597" calcext:value-type="float">
            <text:p>1.2259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616002" calcext:value-type="float">
            <text:p>0.00616002</text:p>
          </table:table-cell>
          <table:table-cell office:value-type="float" office:value="2.20151" calcext:value-type="float">
            <text:p>2.20151</text:p>
          </table:table-cell>
          <table:table-cell office:value-type="float" office:value="1.26335" calcext:value-type="float">
            <text:p>1.2633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35507" calcext:value-type="float">
            <text:p>0.00935507</text:p>
          </table:table-cell>
          <table:table-cell office:value-type="float" office:value="2.38743" calcext:value-type="float">
            <text:p>2.38743</text:p>
          </table:table-cell>
          <table:table-cell office:value-type="float" office:value="1.06584" calcext:value-type="float">
            <text:p>1.0658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26495" calcext:value-type="float">
            <text:p>0.00926495</text:p>
          </table:table-cell>
          <table:table-cell office:value-type="float" office:value="2.28873" calcext:value-type="float">
            <text:p>2.28873</text:p>
          </table:table-cell>
          <table:table-cell office:value-type="float" office:value="1.04736" calcext:value-type="float">
            <text:p>1.0473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66096" calcext:value-type="float">
            <text:p>0.00966096</text:p>
          </table:table-cell>
          <table:table-cell office:value-type="float" office:value="2.2266" calcext:value-type="float">
            <text:p>2.2266</text:p>
          </table:table-cell>
          <table:table-cell office:value-type="float" office:value="1.05108" calcext:value-type="float">
            <text:p>1.0510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33886" calcext:value-type="float">
            <text:p>0.00933886</text:p>
          </table:table-cell>
          <table:table-cell office:value-type="float" office:value="2.30821" calcext:value-type="float">
            <text:p>2.30821</text:p>
          </table:table-cell>
          <table:table-cell office:value-type="float" office:value="1.05119" calcext:value-type="float">
            <text:p>1.0511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82612" calcext:value-type="float">
            <text:p>0.0082612</text:p>
          </table:table-cell>
          <table:table-cell office:value-type="float" office:value="2.35381" calcext:value-type="float">
            <text:p>2.35381</text:p>
          </table:table-cell>
          <table:table-cell office:value-type="float" office:value="1.16723" calcext:value-type="float">
            <text:p>1.1672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867105" calcext:value-type="float">
            <text:p>0.00867105</text:p>
          </table:table-cell>
          <table:table-cell office:value-type="float" office:value="2.3998" calcext:value-type="float">
            <text:p>2.3998</text:p>
          </table:table-cell>
          <table:table-cell office:value-type="float" office:value="1.01182" calcext:value-type="float">
            <text:p>1.01182</text:p>
          </table:table-cell>
          <table:table-cell table:number-columns-repeated="16380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creation-date>2022-10-17T15:04:00Z</meta:creation-date>
    <dc:date>2022-12-11T15:21:44.072499705</dc:date>
    <meta:editing-cycles>28</meta:editing-cycles>
    <meta:editing-duration>PT2H57M7S</meta:editing-duration>
    <meta:document-statistic meta:table-count="2" meta:cell-count="386" meta:object-count="0"/>
  </office:meta>
</office:document-meta>
</file>